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2.92cm" fo:min-width="5.34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5" style:family="graphic" style:parent-style-name="standard">
      <style:graphic-properties draw:fill-color="#66ccff" draw:textarea-horizontal-align="justify" draw:textarea-vertical-align="middle" draw:auto-grow-height="false" fo:min-height="1.267cm" fo:min-width="4.3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66ccff" draw:textarea-horizontal-align="justify" draw:textarea-vertical-align="middle" draw:auto-grow-height="false" fo:min-height="1.269cm" fo:min-width="4.834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Courier 10 Pitch1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T1" style:family="text">
      <style:text-properties style:font-name="Courier 10 Pitch1" fo:font-size="11pt" style:font-size-asian="11pt" style:font-size-complex="11pt"/>
    </style:style>
    <style:style style:name="T2" style:family="text">
      <style:text-properties style:font-name="Courier 10 Pitch1" fo:font-size="15pt" style:font-size-asian="15pt" style:font-size-complex="15pt"/>
    </style:style>
    <style:style style:name="T3" style:family="text">
      <style:text-properties style:font-name="Courier 10 Pitch1" fo:font-size="4pt" style:font-size-asian="4pt" style:font-size-complex="4pt"/>
    </style:style>
    <style:style style:name="T4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style:font-name="Courier 10 Pitch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842cm" svg:height="3.17cm" svg:x="11.287cm" svg:y="5.191cm">
          <text:p text:style-name="P1"><text:span text:style-name="T1">: Student</text:span></text:p>
          <text:p text:style-name="P1"><text:span text:style-name="T2"/></text:p>
          <text:p text:style-name="P1"><text:span text:style-name="T3"/></text:p>
          <text:p text:style-name="P1"><text:span text:style-name="T1"/></text:p>
          <text:p text:style-name="P1"><text:span text:style-name="T1"/></text:p>
          <text:p text:style-name="P1"><text:span text:style-name="T1">gpa = 3.85</text:span></text:p>
          <text:p text:style-name="P1"><text:span text:style-name="T1">eagleOneID = "000518989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306cm" svg:y1="5.729cm" svg:x2="17.129cm" svg:y2="5.729cm">
          <text:p/>
        </draw:line>
        <draw:frame draw:style-name="gr3" draw:text-style-name="P4" draw:layer="layout" svg:width="1.768cm" svg:height="0.806cm" svg:x="5.693cm" svg:y="3.96cm">
          <draw:text-box>
            <text:p><text:span text:style-name="T4">stack</text:span></text:p>
          </draw:text-box>
        </draw:frame>
        <draw:frame draw:style-name="gr4" draw:text-style-name="P4" draw:layer="layout" svg:width="1.653cm" svg:height="0.806cm" svg:x="13.489cm" svg:y="3.96cm">
          <draw:text-box>
            <text:p><text:span text:style-name="T4">heap</text:span></text:p>
          </draw:text-box>
        </draw:frame>
        <draw:custom-shape draw:style-name="gr5" draw:text-style-name="P2" xml:id="id2" draw:id="id2" draw:layer="layout" svg:width="4.826cm" svg:height="1.517cm" svg:x="12.938cm" svg:y="8.874cm">
          <text:p text:style-name="P1"><text:span text:style-name="T1">: Person</text:span></text:p>
          <text:p text:style-name="P1"><text:span text:style-name="T1">name = "Tony Stark"</text:span></text:p>
          <text:p text:style-name="P1"><text:span text:style-name="T1">age = 39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954cm" svg:y1="9.367cm" svg:x2="17.764cm" svg:y2="9.367cm">
          <text:p/>
        </draw:line>
        <draw:frame draw:style-name="gr6" draw:text-style-name="P5" xml:id="id1" draw:id="id1" draw:layer="layout" svg:width="1.518cm" svg:height="0.742cm" svg:x="4.165cm" svg:y="7.515cm">
          <draw:text-box>
            <text:p><text:span text:style-name="T5">tony</text:span></text:p>
          </draw:text-box>
        </draw:frame>
        <draw:frame draw:style-name="gr6" draw:text-style-name="P5" xml:id="id3" draw:id="id3" draw:layer="layout" svg:width="1.772cm" svg:height="0.742cm" svg:x="3.937cm" svg:y="6.715cm">
          <draw:text-box>
            <text:p><text:span text:style-name="T5">peter</text:span></text:p>
          </draw:text-box>
        </draw:frame>
        <draw:connector draw:style-name="gr7" draw:text-style-name="P3" draw:layer="layout" draw:type="curve" svg:x1="5.683cm" svg:y1="7.886cm" svg:x2="12.938cm" svg:y2="9.632cm" draw:start-shape="id1" draw:start-glue-point="1" draw:end-shape="id2" draw:end-glue-point="3" svg:d="M5683 7886c5440 0 1813 1746 7255 1746" svg:viewBox="0 0 7256 1747">
          <text:p/>
        </draw:connector>
        <draw:connector draw:style-name="gr7" draw:text-style-name="P3" draw:layer="layout" draw:type="curve" svg:x1="5.709cm" svg:y1="7.086cm" svg:x2="11.287cm" svg:y2="6.776cm" draw:start-shape="id3" draw:start-glue-point="1" draw:end-shape="id4" draw:end-glue-point="3" svg:d="M5709 7086c4183 0 1395-310 5578-310" svg:viewBox="0 0 5579 311">
          <text:p/>
        </draw:connector>
        <draw:custom-shape draw:style-name="gr8" draw:text-style-name="P2" draw:layer="layout" svg:width="5.334cm" svg:height="1.519cm" svg:x="11.541cm" svg:y="5.876cm">
          <text:p text:style-name="P1"><text:span text:style-name="T1">: Person</text:span></text:p>
          <text:p text:style-name="P1"><text:span text:style-name="T1">name = "Peter Parker"</text:span></text:p>
          <text:p text:style-name="P1"><text:span text:style-name="T1">age = 17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58cm" svg:y1="6.405cm" svg:x2="16.874cm" svg:y2="6.405cm">
          <text:p/>
        </draw:line>
        <draw:line draw:style-name="gr2" draw:text-style-name="P3" draw:layer="layout" svg:x1="3.298cm" svg:y1="9.382cm" svg:x2="9.381cm" svg:y2="9.3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10-03T14:26:12.740453882</dc:date>
    <meta:editing-duration>PT59M2S</meta:editing-duration>
    <meta:editing-cycles>18</meta:editing-cycles>
    <meta:document-statistic meta:object-count="13"/>
  </office:meta>
</office:document-meta>
</file>